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 la reunion del 17 de Julio de 2019 se hablaron varios puntos.</text:p>
      <text:p text:style-name="Standard"/>
      <text:p text:style-name="Standard">El primero fue la memoria, en la que la introduccion ya ha quedado practicamente acabada tras cambiar los ultimos titulos y bloques que hemos comentado.</text:p>
      <text:p text:style-name="Standard"/>
      <text:p text:style-name="Standard">El segundo punto del que hablamos fue de otros puntos de la memoria y estilos que necesitamos, como por ejemplo los subindices en valores que no son ecuaciones, o como los ejemplos que vamos a diferenciar. Ademas hemos visto que se pueden hacer referencias a cualquiera de estas cosas (ecuaciones, imagenes, formas, …)</text:p>
      <text:p text:style-name="Standard"/>
      <text:p text:style-name="Standard">Aparte miramos las maneras de hacer el diagrama de Gank, y lo haremos mediante python y matplotlib. Domingo me ha mandado un correo de ayuda para esto.</text:p>
      <text:p text:style-name="Standard"/>
      <text:p text:style-name="Standard">Por ultimo hablamos de flask que como comente en el correo anterior es lo que utilizaremos para hacer el servicio web, para lo que ya me vi unos cuantos tutoriales, aunque me vere mas. Hemos quedado en que esta web sea <text:s/>lo mas sencilla posible, sin necesidad de registro y con opciones de subir imagen o datos (2 botones distintos).</text:p>
      <text:p text:style-name="Standard"/>
      <text:p text:style-name="Standard">Eso seria todo, para la proxima sesión seguiremos avanzando. Aparte de cosas que faltan de anteriores reuniones, recuerdo que faltan en la memoria la parte de ingenieria de software y de simulacione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9-07-17T15:48:56.33</meta:creation-date>
    <meta:document-statistic meta:table-count="0" meta:image-count="0" meta:object-count="0" meta:page-count="1" meta:paragraph-count="6" meta:word-count="210" meta:character-count="1217"/>
    <dc:date>2019-07-17T16:11:45.53</dc:date>
    <dc:creator>o </dc:creator>
    <meta:editing-duration>PT5M35S</meta:editing-duration>
    <meta:editing-cycles>1</meta:editing-cycles>
    <meta:generator>OpenOffice/4.1.3$Win32 OpenOffice.org_project/413m1$Build-9783</meta:generator>
  </office:meta>
</office:document-meta>
</file>